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Ark.-Pine Bluff (2-9)</text:p>
          </table:table-cell>
          <table:table-cell office:value-type="string">
            <text:p>14</text:p>
          </table:table-cell>
          <table:table-cell office:value-type="string">
            <text:p>17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outh Dakota (7-5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rk.-Pine Bluff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18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.18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207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34</text:p>
          </table:table-cell>
          <table:table-cell office:value-type="string">
            <text:p>.41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2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519</text:p>
          </table:table-cell>
        </table:table-row>
      </table:table>
      <table:table table:name="Sheet 2">
        <table:table-row>
          <table:table-cell office:value-type="string">
            <text:p>Ark.-Pine Bluff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Cheyenne Odger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Lauren Corby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Taylor Burrall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Jenna Wuzinsky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aitlyn Hapk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ritney Sahlman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y Hufnagel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endalle Howard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1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Emily McCook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-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Taylor Sheppy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.3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erin Nall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Lisa Casimi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.18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7</text:p>
          </table:table-cell>
          <table:table-cell office:value-type="string">
            <text:p>11</text:p>
          </table:table-cell>
          <table:table-cell office:value-type="string">
            <text:p>83</text:p>
          </table:table-cell>
          <table:table-cell office:value-type="string">
            <text:p>.193</text:p>
          </table:table-cell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0.0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.7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429</text:p>
          </table:table-cell>
          <table:table-cell office:value-type="string">
            <text:p>3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85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8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1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elly Braghini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enzie Hesse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.3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7</text:p>
          </table:table-cell>
          <table:table-cell office:value-type="string">
            <text:p>11</text:p>
          </table:table-cell>
          <table:table-cell office:value-type="string">
            <text:p>91</text:p>
          </table:table-cell>
          <table:table-cell office:value-type="string">
            <text:p>.396</text:p>
          </table:table-cell>
          <table:table-cell office:value-type="string">
            <text:p>46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